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2791666666667cm" style:use-optimal-column-width="true"/>
    </style:style>
    <style:style style:name="co2" style:family="table-column">
      <style:table-column-properties fo:break-before="auto" style:column-width="5.185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d_nam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lay Name:</text:p>
          </table:table-cell>
          <table:table-cell office:value-type="string" table:style-name="ce1">
            <text:p>Save Name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er</text:p>
          </table:table-cell>
          <table:table-cell office:value-type="string" table:style-name="ce1">
            <text:p>MineC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arm Bot</text:p>
          </table:table-cell>
          <table:table-cell office:value-type="string" table:style-name="ce1">
            <text:p>Alarm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ph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alg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oeb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oebot</text:p>
          </table:table-cell>
          <table:table-cell office:value-type="string" table:style-name="ce1">
            <text:p>Amoe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ient Fi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noy F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t Que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utoma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d Fis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nsh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av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eh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ll Tentac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ck 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eene’s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eene's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odhou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e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e Spore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lthound</text:p>
          </table:table-cell>
          <table:table-cell office:value-type="string" table:style-name="ce1">
            <text:p>BoltH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 Latch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ne He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ne Lord's Ho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nehou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unty Hun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ken 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ken Obol (lef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ken Obol (righ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ff Condu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llfro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sted 3D Printer</text:p>
          </table:table-cell>
          <table:table-cell office:value-type="string" table:style-name="ce1">
            <text:p>BustedPri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ged Wol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tive Fi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rd Tentac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ld 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ckroa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pse Maggo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y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cko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rious Eg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rve Hop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ad Ha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ad Tr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re Wol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re Wolf Pu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uble Gunner</text:p>
          </table:table-cell>
          <table:table-cell office:value-type="string" table:style-name="ce1">
            <text:p>Closer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ug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owned So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k Faw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erald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erald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pty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ergy Bot</text:p>
          </table:table-cell>
          <table:table-cell office:value-type="string" table:style-name="ce1">
            <text:p>Battery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ergy Condu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skele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lode Bot</text:p>
          </table:table-cell>
          <table:table-cell office:value-type="string" table:style-name="ce1">
            <text:p>Bomb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tory Condu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eld M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shbot</text:p>
          </table:table-cell>
          <table:table-cell office:value-type="string" table:style-name="ce1">
            <text:p>Angler_Tal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ying 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ce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ank &amp; Ste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i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rry T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mblo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m Detonator</text:p>
          </table:table-cell>
          <table:table-cell office:value-type="string" table:style-name="ce1">
            <text:p>GemExplo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Fi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m Guardi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mbound Ripper</text:p>
          </table:table-cell>
          <table:table-cell office:value-type="string" table:style-name="ce1">
            <text:p>GemRip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s Condu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host Sh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ift Bot</text:p>
          </table:table-cell>
          <table:table-cell office:value-type="string" table:style-name="ce1">
            <text:p>Gift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itched C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od Fis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ranj’s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ranj's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ur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1zz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vedig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at Krak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at Wh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en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izz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w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dless Horsem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da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ver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rokk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d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jiraq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ectodrone</text:p>
          </table:table-cell>
          <table:table-cell office:value-type="string" table:style-name="ce1">
            <text:p>Insectodr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ior S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d Ce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gfish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33pB0t</text:p>
          </table:table-cell>
          <table:table-cell office:value-type="string" table:style-name="ce1">
            <text:p>Is this different than L33pbot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33pbot</text:p>
          </table:table-cell>
          <table:table-cell office:value-type="string" table:style-name="ce1">
            <text:p>Leap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merge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brari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ely Wizbot</text:p>
          </table:table-cell>
          <table:table-cell office:value-type="string" table:style-name="ce1">
            <text:p>BlueMage_Tal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 El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atB0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ge Knig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ge Pup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gp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is G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ter Blee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ter Goran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ter Orl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al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ror Tent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se Bu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e F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th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x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rs. Bo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 Tur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mmy L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scle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ycobot</text:p>
          </table:table-cell>
          <table:table-cell office:value-type="string" table:style-name="ce1">
            <text:p>!MYCOCARD_B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crom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ll Condu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oss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ange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lu’s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lu's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urobo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urobot</text:p>
          </table:table-cell>
          <table:table-cell office:value-type="string" table:style-name="ce1">
            <text:p>Ouroboros_Part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k Mu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ck R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lt L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haraoh's P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sma Jimm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rcu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ctice Wiz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gh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bb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t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v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ven Eg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 H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n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g 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r O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r Sna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y Gol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y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uby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lm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pphire M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pphire Vess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rcophag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ntry Drone</text:p>
          </table:table-cell>
          <table:table-cell office:value-type="string" table:style-name="ce1">
            <text:p>Sentry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ry Sp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ield Latcher</text:p>
          </table:table-cell>
          <table:table-cell office:value-type="string" table:style-name="ce1">
            <text:p>LatcherShie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eldbot</text:p>
          </table:table-cell>
          <table:table-cell office:value-type="string" table:style-name="ce1">
            <text:p>Shield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utterbu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el-E-Latch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elemag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ele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in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un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niper Bot</text:p>
          </table:table-cell>
          <table:table-cell office:value-type="string" table:style-name="ce1">
            <text:p>Sni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owy Fi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1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arr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linter Ce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ore M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oredig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quirr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quirrel B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eam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eel M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im M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range Larv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range P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wapbot</text:p>
          </table:table-cell>
          <table:table-cell office:value-type="string" table:style-name="ce1">
            <text:p>SwapB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dp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il Feat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Wal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ck Dro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 Rob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ugh C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ey V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ad C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ayu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d B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lf C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lver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er 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riggling L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riggling 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mbie</text:p>
          </table:table-cell>
          <table:table-cell table:number-columns-repeated="16383"/>
        </table:table-row>
        <table:table-row table:number-rows-repeated="1048363" table:style-name="ro1">
          <table:table-cell table:number-columns-repeated="16384"/>
        </table:table-row>
      </table:table>
      <table:database-ranges>
        <table:database-range table:target-range-address="card_names.A2:card_names.A26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Adrian Burd</meta:initial-creator>
    <dc:creator>Adrian Burd</dc:creator>
    <meta:creation-date>2022-12-20T20:47:54Z</meta:creation-date>
    <dc:date>2022-12-20T21:02:33Z</dc:date>
  </office:meta>
</office:document-meta>
</file>